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3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4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5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e223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Heading_20_3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officeooo:rsid="002961a2" officeooo:paragraph-rsid="0020d870"/>
    </style:style>
    <style:style style:name="P25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paragraph-properties fo:margin-top="0cm" fo:margin-bottom="0cm" style:contextual-spacing="false"/>
    </style:style>
    <style:style style:name="P30" style:family="paragraph" style:parent-style-name="Text_20_body" style:list-style-name="L3"/>
    <style:style style:name="P31" style:family="paragraph" style:parent-style-name="Text_20_body" style:list-style-name="L3">
      <style:paragraph-properties fo:margin-top="0cm" fo:margin-bottom="0cm" style:contextual-spacing="false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paragraph-properties fo:margin-top="0cm" fo:margin-bottom="0cm" style:contextual-spacing="false"/>
    </style:style>
    <style:style style:name="P34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officeooo:rsid="002961a2" officeooo:paragraph-rsid="0020d870"/>
    </style:style>
    <style:style style:name="P35" style:family="paragraph" style:parent-style-name="Text_20_body" style:list-style-name="L5"/>
    <style:style style:name="P36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515151" loext:opacity="100%" style:font-name="Arial1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15" style:family="text">
      <style:text-properties officeooo:rsid="000ca595"/>
    </style:style>
    <style:style style:name="T16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officeooo:rsid="000d3009"/>
    </style:style>
    <style:style style:name="T18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9" style:family="text">
      <style:text-properties fo:font-weight="normal" loext:padding="0cm" loext:border="none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7">N<text:span text:style-name="T3">ombre del alumno-a</text:span></text:p>
      <text:section text:style-name="Sect1" text:name="Sección1">
        <text:p text:style-name="P14"/>
      </text:section>
      <text:section text:style-name="Sect1" text:name="Sección4">
        <text:p text:style-name="P15"><text:s text:c="3"/>NOTA: Antes de nada, cumplimentar el nombre <text:span text:style-name="T4">completo</text:span> del alumno -<text:span text:style-name="T2">a</text:span> <text:s text:c="2"/></text:p>
      </text:section>
      <text:p text:style-name="P16"/>
      <text:p text:style-name="P9">OBJETIVOS</text:p>
      <text:p text:style-name="P10"/>
      <text:p text:style-name="P11">- <text:span text:style-name="T2">Conocer y habituarse a la metodología de trabajo, así como la plataforma CAMPUS DE LAS ENSEÑANZAS PROFESIONALES</text:span></text:p>
      <text:p text:style-name="P12"><text:span text:style-name="T2">- </text:span><text:span text:style-name="A1"><text:span text:style-name="T18">Selecciona las arquitecturas y tecnologías de programación sobre clientes Web, identificando y analizando las capacidades y características de cada una. </text:span></text:span><text:span text:style-name="A1"><text:span text:style-name="T16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17">DEW</text:span> en el equipo del profesor y accesible por red local.</text:h>
        </text:list-item>
        <text:list-item>
          <text:p text:style-name="P25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6">Software d<text:span text:style-name="T15">e desarrollo.</text:span></text:p>
        </text:list-item>
        <text:list-item>
          <text:p text:style-name="P27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3"/>
      <text:h text:style-name="P24" text:outline-level="3"><text:span text:style-name="Strong_20_Emphasis">Sistema de Gestión de Tareas para Equipos</text:span></text:h>
      <text:p text:style-name="Text_20_body"><text:span text:style-name="Strong_20_Emphasis">Descripción del problema:</text:span></text:p>
      <text:p text:style-name="Text_20_body">Imagina que necesitas desarrollar un sistema de gestión de tareas para equipos de trabajo. El sistema debe incluir las siguientes funcionalidades avanzadas:</text:p>
      <text:list text:style-name="L5">
        <text:list-item>
          <text:p text:style-name="P35"><text:span text:style-name="Strong_20_Emphasis">Clase </text:span><text:span text:style-name="Strong_20_Emphasis"><text:span text:style-name="Source_20_Text">Usuario</text:span></text:span><text:span text:style-name="Strong_20_Emphasis">:</text:span></text:p>
          <text:list>
            <text:list-item>
              <text:p text:style-name="P36">Propiedades: <text:span text:style-name="Source_20_Text">id</text:span> (único), <text:span text:style-name="Source_20_Text">nombre</text:span>, <text:span text:style-name="Source_20_Text">rol</text:span> (ej. "Administrador", "Miembro").</text:p>
            </text:list-item>
            <text:list-item>
              <text:p text:style-name="P36">Métodos:</text:p>
              <text:list>
                <text:list-item>
                  <text:p text:style-name="P36"><text:span text:style-name="Source_20_Text">asignarTarea(tarea)</text:span>: Asigna una tarea al usuario (si no está completada).</text:p>
                </text:list-item>
              </text:list>
            </text:list-item>
          </text:list>
        </text:list-item>
        <text:list-item>
          <text:p text:style-name="P35"><text:span text:style-name="Strong_20_Emphasis">Clase </text:span><text:span text:style-name="Strong_20_Emphasis"><text:span text:style-name="Source_20_Text">Tarea</text:span></text:span><text:span text:style-name="Strong_20_Emphasis">:</text:span></text:p>
          <text:list>
            <text:list-item>
              <text:p text:style-name="P36">Propiedades: <text:span text:style-name="Source_20_Text">id</text:span> (único), <text:span text:style-name="Source_20_Text">titulo</text:span>, <text:span text:style-name="Source_20_Text">descripcion</text:span>, <text:span text:style-name="Source_20_Text">estado</text:span> (Pendiente, En Progreso, Completada), <text:span text:style-name="Source_20_Text">usuarioAsignado</text:span> (opcional).</text:p>
            </text:list-item>
            <text:list-item>
              <text:p text:style-name="P36">Métodos:</text:p>
              <text:list>
                <text:list-item>
                  <text:p text:style-name="P36"><text:span text:style-name="Source_20_Text">cambiarEstado(estado)</text:span>: Cambia el estado de la tarea a "Pendiente", "En Progreso", o "Completada".</text:p>
                </text:list-item>
              </text:list>
            </text:list-item>
          </text:list>
        </text:list-item>
        <text:list-item>
          <text:p text:style-name="P35"><text:span text:style-name="Strong_20_Emphasis">Clase </text:span><text:span text:style-name="Strong_20_Emphasis"><text:span text:style-name="Source_20_Text">Proyecto</text:span></text:span><text:span text:style-name="Strong_20_Emphasis">:</text:span></text:p>
          <text:list>
            <text:list-item>
              <text:p text:style-name="P36">Propiedades: <text:span text:style-name="Source_20_Text">nombre</text:span>, <text:span text:style-name="Source_20_Text">tareas</text:span> (lista de tareas), <text:span text:style-name="Source_20_Text">usuarios</text:span> (lista de usuarios).</text:p>
            </text:list-item>
            <text:list-item>
              <text:p text:style-name="P36">Métodos:</text:p>
              <text:list>
                <text:list-item>
                  <text:p text:style-name="P36"><text:span text:style-name="Source_20_Text">agregarUsuario(usuario)</text:span>: Añade un usuario al proyecto.</text:p>
                </text:list-item>
                <text:list-item>
                  <text:p text:style-name="P36"><text:span text:style-name="Source_20_Text">removerUsuario(usuarioId)</text:span>: Remueve un usuario por su ID.</text:p>
                </text:list-item>
                <text:list-item>
                  <text:p text:style-name="P36"><text:span text:style-name="Source_20_Text">agregarTarea(tarea)</text:span>: Añade una tarea al proyecto.</text:p>
                </text:list-item>
                <text:list-item>
                  <text:p text:style-name="P36"><text:span text:style-name="Source_20_Text">asignarTareaAUsuario(tareaId, usuarioId)</text:span>: Asigna una tarea a un usuario si ambos existen.</text:p>
                </text:list-item>
                <text:list-item>
                  <text:p text:style-name="P36"><text:span text:style-name="Source_20_Text">listarTareasPorEstado(estado)</text:span>: Devuelve todas las tareas en el estado especificado.</text:p>
                </text:list-item>
                <text:list-item>
                  <text:p text:style-name="P35"><text:span text:style-name="Source_20_Text">listarTareasPorUsuario(usuarioId)</text:span>: Devuelve todas las tareas asignadas a un usuario.</text:p>
                </text:list-item>
              </text:list>
            </text:list-item>
          </text:list>
        </text:list-item>
      </text:list>
      <text:p text:style-name="P34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1-10T16:47:54.935000000</dc:date>
    <meta:editing-duration>PT1H58M38S</meta:editing-duration>
    <meta:editing-cycles>33</meta:editing-cycles>
    <meta:generator>LibreOffice/24.2.5.2$Windows_X86_64 LibreOffice_project/bffef4ea93e59bebbeaf7f431bb02b1a39ee8a59</meta:generator>
    <meta:document-statistic meta:table-count="1" meta:image-count="3" meta:object-count="0" meta:page-count="2" meta:paragraph-count="35" meta:word-count="291" meta:character-count="2000" meta:non-whitespace-character-count="1758"/>
  </office:meta>
</office:document-meta>
</file>